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s.msgPropertyAliasReturnedNonElement( String alias , String vari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UnableToCompileXPath( String expr , int lineNo , String 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UnknownEPR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LocationMustBeString( String pathString , int lineNo ,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MessageExchangeFailureOnProcessComple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PropertyAliasReturnedRValue( String alias , String vari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